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251cm"/>
    </style:style>
    <style:style style:name="co11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8" style:family="table-cell" style:parent-style-name="Bad" style:data-style-name="N30"/>
    <style:style style:name="ce7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Bad" office:value-type="string" calcext:value-type="string">
            <text:p>ISS0005</text:p>
          </table:table-cell>
          <table:table-cell table:style-name="Bad" office:value-type="string" calcext:value-type="string">
            <text:p>文章删除后无法追踪</text:p>
          </table:table-cell>
          <table:table-cell table:style-name="Bad" office:value-type="string" calcext:value-type="string">
            <text:p>模拟删除</text:p>
          </table:table-cell>
          <table:table-cell table:style-name="ce5"/>
          <table:table-cell table:style-name="ce8"/>
          <table:table-cell/>
        </table:table-row>
        <table:table-row table:style-name="ro1" table:number-rows-repeated="9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 table:number-columns-spanned="6" table:number-rows-spanned="2">
            <text:p>青中人文站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更新子版本1.1</text:p>
          </table:table-cell>
          <table:covered-table-cell table:number-columns-repeated="4"/>
          <table:covered-table-cell table:style-name="ce17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</text:p>
          </table:table-cell>
          <table:table-cell table:style-name="ce7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1">
          <table:table-cell table:style-name="Neutral" office:value-type="string" calcext:value-type="string">
            <text:p>REQ0006</text:p>
          </table:table-cell>
          <table:table-cell table:style-name="Neutral" office:value-type="string" calcext:value-type="string">
            <text:p>老师全方位管理功能</text:p>
          </table:table-cell>
          <table:table-cell table:style-name="Neutral"/>
          <table:table-cell table:style-name="ce7" table:number-columns-repeated="2"/>
          <table:table-cell table:style-name="Neutral"/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/>
          <table:table-cell table:style-name="ce3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3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5-25T14:31:25.642695034</dc:date>
    <meta:editing-duration>PT4H32M17S</meta:editing-duration>
    <meta:editing-cycles>27</meta:editing-cycles>
    <meta:generator>LibreOffice/7.3.7.2$Linux_AARCH64 LibreOffice_project/30$Build-2</meta:generator>
    <meta:document-statistic meta:table-count="2" meta:cell-count="82" meta:object-count="0"/>
  </office:meta>
</office:document-meta>
</file>